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Bubble</text:p>
          </table:table-cell>
          <table:covered-table-cell/>
          <table:table-cell table:style-name="ce1" office:value-type="string" table:number-columns-spanned="2" table:number-rows-spanned="1">
            <text:p>Insertion</text:p>
          </table:table-cell>
          <table:covered-table-cell/>
          <table:table-cell table:style-name="ce1" office:value-type="string" table:number-columns-spanned="2" table:number-rows-spanned="1">
            <text:p>Merge</text:p>
          </table:table-cell>
          <table:covered-table-cell/>
          <table:table-cell table:style-name="ce1" office:value-type="string" table:number-columns-spanned="2" table:number-rows-spanned="1">
            <text:p>Quick</text:p>
          </table:table-cell>
          <table:covered-table-cell/>
          <table:table-cell table:style-name="ce1" office:value-type="string" table:number-columns-spanned="2" table:number-rows-spanned="1">
            <text:p>Heap</text:p>
          </table:table-cell>
          <table:covered-table-cell/>
        </table:table-row>
        <table:table-row table:style-name="ro1">
          <table:table-cell/>
          <table:table-cell table:style-name="ce2" office:value-type="string">
            <text:p>M</text:p>
          </table:table-cell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P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float" office:value="149">
            <text:p>14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Médias</text:p>
          </table:table-cell>
          <table:table-cell table:formula="of:=AVERAGE([.B3:.B102])" office:value-type="float" office:value="25.05">
            <text:p>25.05</text:p>
          </table:table-cell>
          <table:table-cell table:formula="of:=AVERAGE([.C3:.C102])" office:value-type="float" office:value="49.09">
            <text:p>49.09</text:p>
          </table:table-cell>
          <table:table-cell table:formula="of:=AVERAGE([.D3:.D102])" office:value-type="float" office:value="1.49">
            <text:p>1.49</text:p>
          </table:table-cell>
          <table:table-cell table:formula="of:=AVERAGE([.E3:.E102])" office:value-type="float" office:value="71.02">
            <text:p>71.02</text:p>
          </table:table-cell>
          <table:table-cell table:formula="of:=AVERAGE([.F3:.F102])" office:value-type="float" office:value="17.69">
            <text:p>17.69</text:p>
          </table:table-cell>
          <table:table-cell table:formula="of:=AVERAGE([.G3:.G102])" office:value-type="float" office:value="18.42">
            <text:p>18.42</text:p>
          </table:table-cell>
          <table:table-cell table:formula="of:=AVERAGE([.H3:.H102])" office:value-type="float" office:value="10.9">
            <text:p>10.9</text:p>
          </table:table-cell>
          <table:table-cell table:formula="of:=AVERAGE([.I3:.I102])" office:value-type="float" office:value="23.47">
            <text:p>23.47</text:p>
          </table:table-cell>
          <table:table-cell table:formula="of:=AVERAGE([.K3:.K102])" office:value-type="float" office:value="13.63">
            <text:p>13.63</text:p>
          </table:table-cell>
          <table:table-cell table:formula="of:=AVERAGE([.J3:.J102])" office:value-type="float" office:value="11.91">
            <text:p>11.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</meta:initial-creator>
    <meta:creation-date>2013-10-02T16:09:32</meta:creation-date>
    <dc:date>2013-10-02T16:46:45</dc:date>
    <dc:creator>samuel </dc:creator>
    <meta:editing-duration>PT6M53S</meta:editing-duration>
    <meta:editing-cycles>1</meta:editing-cycles>
    <meta:document-statistic meta:table-count="1" meta:cell-count="1026" meta:object-count="0"/>
    <meta:generator>LibreOffice/4.0.2.2$Linux_X86_64 LibreOffice_project/400m0$Build-2</meta:generator>
  </office:meta>
</office:document-meta>
</file>